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2.803cm"/>
    </style:style>
    <style:style style:name="gr3" style:family="graphic" style:parent-style-name="standard">
      <style:graphic-properties draw:textarea-horizontal-align="justify" draw:textarea-vertical-align="middle" draw:auto-grow-height="false" fo:min-height="3.522cm" fo:min-width="3.454cm"/>
    </style:style>
    <style:style style:name="gr4" style:family="graphic" style:parent-style-name="standard">
      <style:graphic-properties draw:textarea-horizontal-align="justify" draw:textarea-vertical-align="middle" draw:auto-grow-height="false" fo:min-height="2.418cm" fo:min-width="4.961cm"/>
    </style:style>
    <style:style style:name="gr5" style:family="graphic" style:parent-style-name="standard">
      <style:graphic-properties draw:textarea-horizontal-align="justify" draw:textarea-vertical-align="middle" draw:auto-grow-height="false" fo:min-height="1.914cm" fo:min-width="1.794cm"/>
    </style:style>
    <style:style style:name="gr6" style:family="graphic" style:parent-style-name="standard">
      <style:graphic-properties draw:textarea-horizontal-align="justify" draw:textarea-vertical-align="middle" draw:auto-grow-height="false" fo:min-height="1.881cm" fo:min-width="3.305cm"/>
    </style:style>
    <style:style style:name="gr7" style:family="graphic" style:parent-style-name="standard">
      <style:graphic-properties draw:textarea-horizontal-align="justify" draw:textarea-vertical-align="middle" draw:auto-grow-height="false" fo:min-height="1.281cm" fo:min-width="2.672cm"/>
    </style:style>
    <style:style style:name="gr8" style:family="graphic" style:parent-style-name="standard">
      <style:graphic-properties draw:fill-color="#339966" draw:textarea-horizontal-align="justify" draw:textarea-vertical-align="middle" draw:auto-grow-height="false" fo:min-height="0.689cm" fo:min-width="1.496cm"/>
    </style:style>
    <style:style style:name="gr9" style:family="graphic" style:parent-style-name="standard">
      <style:graphic-properties draw:fill-color="#339966" draw:textarea-horizontal-align="justify" draw:textarea-vertical-align="middle" draw:auto-grow-height="false" fo:min-height="0.425cm" fo:min-width="1.207cm"/>
    </style:style>
    <style:style style:name="gr10" style:family="graphic" style:parent-style-name="standard">
      <style:graphic-properties draw:fill-color="#339966" draw:textarea-horizontal-align="justify" draw:textarea-vertical-align="middle" draw:auto-grow-height="false" fo:min-height="0.704cm" fo:min-width="0.703cm"/>
    </style:style>
    <style:style style:name="gr11" style:family="graphic" style:parent-style-name="standard">
      <style:graphic-properties draw:fill-color="#339966" draw:textarea-horizontal-align="justify" draw:textarea-vertical-align="middle" draw:auto-grow-height="false" fo:min-height="0.703cm" fo:min-width="0.703cm"/>
    </style:style>
    <style:style style:name="gr12" style:family="graphic" style:parent-style-name="standard">
      <style:graphic-properties draw:fill-color="#339966" draw:textarea-horizontal-align="justify" draw:textarea-vertical-align="middle" draw:auto-grow-height="false" fo:min-height="0.425cm" fo:min-width="1.208cm"/>
    </style:style>
    <style:style style:name="gr13" style:family="graphic" style:parent-style-name="standard">
      <style:graphic-properties draw:fill-color="#339966" draw:textarea-horizontal-align="justify" draw:textarea-vertical-align="middle" draw:auto-grow-height="false" fo:min-height="0.704cm" fo:min-width="0.702cm"/>
    </style:style>
    <style:style style:name="gr14" style:family="graphic" style:parent-style-name="standard">
      <style:graphic-properties draw:fill-color="#339966" draw:textarea-horizontal-align="justify" draw:textarea-vertical-align="middle" draw:auto-grow-height="false" fo:min-height="0.703cm" fo:min-width="0.702cm"/>
    </style:style>
    <style:style style:name="gr15" style:family="graphic" style:parent-style-name="standard">
      <style:graphic-properties draw:textarea-horizontal-align="justify" draw:textarea-vertical-align="middle" draw:auto-grow-height="false" fo:min-height="0.689cm" fo:min-width="1.496cm"/>
    </style:style>
    <style:style style:name="gr16" style:family="graphic" style:parent-style-name="standard">
      <style:graphic-properties draw:textarea-horizontal-align="justify" draw:textarea-vertical-align="middle" draw:auto-grow-height="false" fo:min-height="0.425cm" fo:min-width="1.207cm"/>
    </style:style>
    <style:style style:name="gr17" style:family="graphic" style:parent-style-name="standard">
      <style:graphic-properties draw:textarea-horizontal-align="justify" draw:textarea-vertical-align="middle" draw:auto-grow-height="false" fo:min-height="0.704cm" fo:min-width="0.703cm"/>
    </style:style>
    <style:style style:name="gr18" style:family="graphic" style:parent-style-name="standard">
      <style:graphic-properties draw:textarea-horizontal-align="justify" draw:textarea-vertical-align="middle" draw:auto-grow-height="false" fo:min-height="0.703cm" fo:min-width="0.703cm"/>
    </style:style>
    <style:style style:name="gr19" style:family="graphic" style:parent-style-name="standard">
      <style:graphic-properties draw:textarea-horizontal-align="justify" draw:textarea-vertical-align="middle" draw:auto-grow-height="false" fo:min-height="0.425cm" fo:min-width="1.208cm"/>
    </style:style>
    <style:style style:name="gr20" style:family="graphic" style:parent-style-name="standard">
      <style:graphic-properties draw:textarea-horizontal-align="justify" draw:textarea-vertical-align="middle" draw:auto-grow-height="false" fo:min-height="0.704cm" fo:min-width="0.702cm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0.702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689cm" fo:min-width="1.496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425cm" fo:min-width="1.207cm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0.704cm" fo:min-width="0.703cm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703cm" fo:min-width="0.703cm"/>
    </style:style>
    <style:style style:name="gr26" style:family="graphic" style:parent-style-name="standard">
      <style:graphic-properties draw:fill-color="#ff0000" draw:textarea-horizontal-align="justify" draw:textarea-vertical-align="middle" draw:auto-grow-height="false" fo:min-height="0.425cm" fo:min-width="1.208cm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0.704cm" fo:min-width="0.702cm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.703cm" fo:min-width="0.702cm"/>
    </style:style>
    <style:style style:name="gr29" style:family="graphic" style:parent-style-name="standard">
      <style:graphic-properties draw:fill-color="#9966cc" draw:textarea-horizontal-align="justify" draw:textarea-vertical-align="middle" draw:auto-grow-height="false" fo:min-height="0.689cm" fo:min-width="1.496cm"/>
    </style:style>
    <style:style style:name="gr30" style:family="graphic" style:parent-style-name="standard">
      <style:graphic-properties draw:fill-color="#9966cc" draw:textarea-horizontal-align="justify" draw:textarea-vertical-align="middle" draw:auto-grow-height="false" fo:min-height="0.425cm" fo:min-width="1.207cm"/>
    </style:style>
    <style:style style:name="gr31" style:family="graphic" style:parent-style-name="standard">
      <style:graphic-properties draw:fill-color="#9966cc" draw:textarea-horizontal-align="justify" draw:textarea-vertical-align="middle" draw:auto-grow-height="false" fo:min-height="0.704cm" fo:min-width="0.703cm"/>
    </style:style>
    <style:style style:name="gr32" style:family="graphic" style:parent-style-name="standard">
      <style:graphic-properties draw:fill-color="#9966cc" draw:textarea-horizontal-align="justify" draw:textarea-vertical-align="middle" draw:auto-grow-height="false" fo:min-height="0.703cm" fo:min-width="0.703cm"/>
    </style:style>
    <style:style style:name="gr33" style:family="graphic" style:parent-style-name="standard">
      <style:graphic-properties draw:fill-color="#9966cc" draw:textarea-horizontal-align="justify" draw:textarea-vertical-align="middle" draw:auto-grow-height="false" fo:min-height="0.425cm" fo:min-width="1.208cm"/>
    </style:style>
    <style:style style:name="gr34" style:family="graphic" style:parent-style-name="standard">
      <style:graphic-properties draw:fill-color="#9966cc" draw:textarea-horizontal-align="justify" draw:textarea-vertical-align="middle" draw:auto-grow-height="false" fo:min-height="0.704cm" fo:min-width="0.702cm"/>
    </style:style>
    <style:style style:name="gr35" style:family="graphic" style:parent-style-name="standard">
      <style:graphic-properties draw:fill-color="#9966cc" draw:textarea-horizontal-align="justify" draw:textarea-vertical-align="middle" draw:auto-grow-height="false" fo:min-height="0.703cm" fo:min-width="0.702cm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2.695cm" fo:min-width="2.634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objectwithoutfill">
      <style:graphic-properties draw:fill="none" draw:fill-color="#9966cc" draw:textarea-vertical-align="middle"/>
    </style:style>
    <style:style style:name="gr39" style:family="graphic" style:parent-style-name="standard">
      <style:graphic-properties draw:fill-color="#339966" draw:textarea-horizontal-align="justify" draw:textarea-vertical-align="middle" draw:auto-grow-height="false" fo:min-height="0.635cm" fo:min-width="1.307cm"/>
    </style:style>
    <style:style style:name="gr40" style:family="graphic" style:parent-style-name="standard">
      <style:graphic-properties draw:fill-color="#339966" draw:textarea-horizontal-align="justify" draw:textarea-vertical-align="middle" draw:auto-grow-height="false" fo:min-height="0.387cm" fo:min-width="1.035cm"/>
    </style:style>
    <style:style style:name="gr41" style:family="graphic" style:parent-style-name="standard">
      <style:graphic-properties draw:fill-color="#339966" draw:textarea-horizontal-align="justify" draw:textarea-vertical-align="middle" draw:auto-grow-height="false" fo:min-height="0.649cm" fo:min-width="0.589cm"/>
    </style:style>
    <style:style style:name="gr42" style:family="graphic" style:parent-style-name="standard">
      <style:graphic-properties draw:fill-color="#339966" draw:textarea-horizontal-align="justify" draw:textarea-vertical-align="middle" draw:auto-grow-height="false" fo:min-height="0.386cm" fo:min-width="1.037cm"/>
    </style:style>
    <style:style style:name="gr43" style:family="graphic" style:parent-style-name="standard">
      <style:graphic-properties draw:fill-color="#339966" draw:textarea-horizontal-align="justify" draw:textarea-vertical-align="middle" draw:auto-grow-height="false" fo:min-height="0.649cm" fo:min-width="0.59cm"/>
    </style:style>
    <style:style style:name="gr44" style:family="graphic" style:parent-style-name="standard">
      <style:graphic-properties draw:fill-color="#339966" draw:textarea-horizontal-align="justify" draw:textarea-vertical-align="middle" draw:auto-grow-height="false" fo:min-height="0.648cm" fo:min-width="0.59cm"/>
    </style:style>
    <style:style style:name="gr45" style:family="graphic" style:parent-style-name="standard">
      <style:graphic-properties draw:fill-color="#339966" draw:textarea-horizontal-align="justify" draw:textarea-vertical-align="middle" draw:auto-grow-height="false" fo:min-height="0.386cm" fo:min-width="1.038cm"/>
    </style:style>
    <style:style style:name="gr46" style:family="graphic" style:parent-style-name="standard">
      <style:graphic-properties draw:fill-color="#339966" draw:textarea-horizontal-align="justify" draw:textarea-vertical-align="middle" draw:auto-grow-height="false" fo:min-height="0.649cm" fo:min-width="0.588cm"/>
    </style:style>
    <style:style style:name="gr47" style:family="graphic" style:parent-style-name="standard">
      <style:graphic-properties draw:fill-color="#339966" draw:textarea-horizontal-align="justify" draw:textarea-vertical-align="middle" draw:auto-grow-height="false" fo:min-height="0.648cm" fo:min-width="0.589cm"/>
    </style:style>
    <style:style style:name="gr48" style:family="graphic" style:parent-style-name="standard">
      <style:graphic-properties draw:textarea-horizontal-align="justify" draw:textarea-vertical-align="middle" draw:auto-grow-height="false" fo:min-height="0.635cm" fo:min-width="1.307cm"/>
    </style:style>
    <style:style style:name="gr49" style:family="graphic" style:parent-style-name="standard">
      <style:graphic-properties draw:textarea-horizontal-align="justify" draw:textarea-vertical-align="middle" draw:auto-grow-height="false" fo:min-height="0.387cm" fo:min-width="1.036cm"/>
    </style:style>
    <style:style style:name="gr50" style:family="graphic" style:parent-style-name="standard">
      <style:graphic-properties draw:textarea-horizontal-align="justify" draw:textarea-vertical-align="middle" draw:auto-grow-height="false" fo:min-height="0.649cm" fo:min-width="0.59cm"/>
    </style:style>
    <style:style style:name="gr51" style:family="graphic" style:parent-style-name="standard">
      <style:graphic-properties draw:textarea-horizontal-align="justify" draw:textarea-vertical-align="middle" draw:auto-grow-height="false" fo:min-height="0.386cm" fo:min-width="1.037cm"/>
    </style:style>
    <style:style style:name="gr52" style:family="graphic" style:parent-style-name="standard">
      <style:graphic-properties draw:textarea-horizontal-align="justify" draw:textarea-vertical-align="middle" draw:auto-grow-height="false" fo:min-height="0.649cm" fo:min-width="0.589cm"/>
    </style:style>
    <style:style style:name="gr53" style:family="graphic" style:parent-style-name="standard">
      <style:graphic-properties draw:textarea-horizontal-align="justify" draw:textarea-vertical-align="middle" draw:auto-grow-height="false" fo:min-height="0.386cm" fo:min-width="1.036cm"/>
    </style:style>
    <style:style style:name="gr54" style:family="graphic" style:parent-style-name="standard">
      <style:graphic-properties draw:textarea-horizontal-align="justify" draw:textarea-vertical-align="middle" draw:auto-grow-height="false" fo:min-height="0.648cm" fo:min-width="0.589cm"/>
    </style:style>
    <style:style style:name="gr55" style:family="graphic" style:parent-style-name="standard">
      <style:graphic-properties draw:textarea-horizontal-align="justify" draw:textarea-vertical-align="middle" draw:auto-grow-height="false" fo:min-height="0.386cm" fo:min-width="1.038cm"/>
    </style:style>
    <style:style style:name="gr56" style:family="graphic" style:parent-style-name="standard">
      <style:graphic-properties draw:textarea-horizontal-align="justify" draw:textarea-vertical-align="middle" draw:auto-grow-height="false" fo:min-height="0.649cm" fo:min-width="0.588cm"/>
    </style:style>
    <style:style style:name="gr57" style:family="graphic" style:parent-style-name="standard">
      <style:graphic-properties draw:fill-color="#ff0000" draw:textarea-horizontal-align="justify" draw:textarea-vertical-align="middle" draw:auto-grow-height="false" fo:min-height="0.635cm" fo:min-width="1.307cm"/>
    </style:style>
    <style:style style:name="gr58" style:family="graphic" style:parent-style-name="standard">
      <style:graphic-properties draw:fill-color="#ff0000" draw:textarea-horizontal-align="justify" draw:textarea-vertical-align="middle" draw:auto-grow-height="false" fo:min-height="0.387cm" fo:min-width="1.035cm"/>
    </style:style>
    <style:style style:name="gr59" style:family="graphic" style:parent-style-name="standard">
      <style:graphic-properties draw:fill-color="#ff0000" draw:textarea-horizontal-align="justify" draw:textarea-vertical-align="middle" draw:auto-grow-height="false" fo:min-height="0.386cm" fo:min-width="1.037cm"/>
    </style:style>
    <style:style style:name="gr60" style:family="graphic" style:parent-style-name="standard">
      <style:graphic-properties draw:fill-color="#ff0000" draw:textarea-horizontal-align="justify" draw:textarea-vertical-align="middle" draw:auto-grow-height="false" fo:min-height="0.649cm" fo:min-width="0.59cm"/>
    </style:style>
    <style:style style:name="gr61" style:family="graphic" style:parent-style-name="standard">
      <style:graphic-properties draw:fill-color="#ff0000" draw:textarea-horizontal-align="justify" draw:textarea-vertical-align="middle" draw:auto-grow-height="false" fo:min-height="0.649cm" fo:min-width="0.589cm"/>
    </style:style>
    <style:style style:name="gr62" style:family="graphic" style:parent-style-name="standard">
      <style:graphic-properties draw:fill-color="#ff0000" draw:textarea-horizontal-align="justify" draw:textarea-vertical-align="middle" draw:auto-grow-height="false" fo:min-height="0.648cm" fo:min-width="0.589cm"/>
    </style:style>
    <style:style style:name="gr63" style:family="graphic" style:parent-style-name="standard">
      <style:graphic-properties draw:fill-color="#ff0000" draw:textarea-horizontal-align="justify" draw:textarea-vertical-align="middle" draw:auto-grow-height="false" fo:min-height="0.386cm" fo:min-width="1.038cm"/>
    </style:style>
    <style:style style:name="gr64" style:family="graphic" style:parent-style-name="standard">
      <style:graphic-properties draw:fill-color="#ff0000" draw:textarea-horizontal-align="justify" draw:textarea-vertical-align="middle" draw:auto-grow-height="false" fo:min-height="0.649cm" fo:min-width="0.588cm"/>
    </style:style>
    <style:style style:name="gr65" style:family="graphic" style:parent-style-name="standard">
      <style:graphic-properties draw:fill-color="#9966cc" draw:textarea-horizontal-align="justify" draw:textarea-vertical-align="middle" draw:auto-grow-height="false" fo:min-height="0.635cm" fo:min-width="1.307cm"/>
    </style:style>
    <style:style style:name="gr66" style:family="graphic" style:parent-style-name="standard">
      <style:graphic-properties draw:fill-color="#9966cc" draw:textarea-horizontal-align="justify" draw:textarea-vertical-align="middle" draw:auto-grow-height="false" fo:min-height="0.387cm" fo:min-width="1.036cm"/>
    </style:style>
    <style:style style:name="gr67" style:family="graphic" style:parent-style-name="standard">
      <style:graphic-properties draw:fill-color="#9966cc" draw:textarea-horizontal-align="justify" draw:textarea-vertical-align="middle" draw:auto-grow-height="false" fo:min-height="0.649cm" fo:min-width="0.59cm"/>
    </style:style>
    <style:style style:name="gr68" style:family="graphic" style:parent-style-name="standard">
      <style:graphic-properties draw:fill-color="#9966cc" draw:textarea-horizontal-align="justify" draw:textarea-vertical-align="middle" draw:auto-grow-height="false" fo:min-height="0.386cm" fo:min-width="1.037cm"/>
    </style:style>
    <style:style style:name="gr69" style:family="graphic" style:parent-style-name="standard">
      <style:graphic-properties draw:fill-color="#9966cc" draw:textarea-horizontal-align="justify" draw:textarea-vertical-align="middle" draw:auto-grow-height="false" fo:min-height="0.386cm" fo:min-width="1.036cm"/>
    </style:style>
    <style:style style:name="gr70" style:family="graphic" style:parent-style-name="standard">
      <style:graphic-properties draw:fill-color="#9966cc" draw:textarea-horizontal-align="justify" draw:textarea-vertical-align="middle" draw:auto-grow-height="false" fo:min-height="0.648cm" fo:min-width="0.589cm"/>
    </style:style>
    <style:style style:name="gr71" style:family="graphic" style:parent-style-name="standard">
      <style:graphic-properties draw:fill-color="#9966cc" draw:textarea-horizontal-align="justify" draw:textarea-vertical-align="middle" draw:auto-grow-height="false" fo:min-height="0.386cm" fo:min-width="1.038cm"/>
    </style:style>
    <style:style style:name="gr72" style:family="graphic" style:parent-style-name="standard">
      <style:graphic-properties draw:fill-color="#9966cc" draw:textarea-horizontal-align="justify" draw:textarea-vertical-align="middle" draw:auto-grow-height="false" fo:min-height="0.649cm" fo:min-width="0.589cm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2.527cm" fo:min-width="2.336cm"/>
    </style:style>
    <style:style style:name="gr74" style:family="graphic" style:parent-style-name="standard">
      <style:graphic-properties draw:textarea-horizontal-align="justify" draw:textarea-vertical-align="middle" draw:auto-grow-height="false" fo:min-height="2.544cm" fo:min-width="7.6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339966"/>
      <style:paragraph-properties fo:text-align="center"/>
      <style:text-properties fo:font-size="18pt"/>
    </style:style>
    <style:style style:name="P5" style:family="paragraph">
      <loext:graphic-properties draw:fill-color="#ff0000"/>
      <style:paragraph-properties fo:text-align="center"/>
      <style:text-properties fo:font-size="18pt"/>
    </style:style>
    <style:style style:name="P6" style:family="paragraph">
      <loext:graphic-properties draw:fill-color="#9966cc"/>
      <style:paragraph-properties fo:text-align="center"/>
      <style:text-properties fo:font-size="18pt"/>
    </style:style>
    <style:style style:name="P7" style:family="paragraph">
      <loext:graphic-properties draw:fill-color="#dddddd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9966cc"/>
      <style:paragraph-properties fo:text-align="center"/>
    </style:style>
    <style:style style:name="P10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ость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и борьб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Как это получаетс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Совсем простое приложение</text:p>
              </text:list-item>
            </text:list>
          </draw:text-box>
        </draw:frame>
        <draw:custom-shape draw:style-name="gr2" draw:text-style-name="P2" draw:layer="layout" svg:width="3.302cm" svg:height="4.318cm" svg:x="12.424cm" svg:y="8.32cm">
          <text:p text:style-name="P2">БД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5.59cm" svg:height="5.334cm" svg:x="7.852cm" svg:y="10.352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59cm" svg:height="5.334cm" svg:x="13.753cm" svg:y="10.353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59cm" svg:height="5.334cm" svg:x="10.553cm" svg:y="11.453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Как это получаетс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ростое приложение</text:p>
              </text:list-item>
            </text:list>
          </draw:text-box>
        </draw:frame>
        <draw:custom-shape draw:style-name="gr2" draw:text-style-name="P2" draw:layer="layout" svg:width="3.302cm" svg:height="4.318cm" svg:x="14.595cm" svg:y="7.366cm">
          <text:p text:style-name="P2">БД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6.35cm" svg:height="3.556cm" svg:x="11.178cm" svg:y="10.315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5.59cm" svg:height="5.334cm" svg:x="6.505cm" svg:y="11.331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59cm" svg:height="5.334cm" svg:x="8.306cm" svg:y="12.532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59cm" svg:height="5.334cm" svg:x="12.701cm" svg:y="12.955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4.318cm" svg:x="16.764cm" svg:y="9.144cm">
          <text:p text:style-name="P2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5.59cm" svg:height="5.334cm" svg:x="17.528cm" svg:y="4.981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Как это получаетс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риложение посложнее</text:p>
              </text:list-item>
            </text:list>
          </draw:text-box>
        </draw:frame>
        <draw:custom-shape draw:style-name="gr5" draw:text-style-name="P2" draw:layer="layout" svg:width="3.242cm" svg:height="3.06cm" svg:x="15.554cm" svg:y="6.338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04cm" svg:height="3.407cm" svg:x="13.214cm" svg:y="8.128cm">
          <text:p text:style-name="P2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3.682cm" svg:height="2.04cm" svg:x="10.711cm" svg:y="10.807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8.117cm" svg:y="11.333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2.972cm" svg:y="11.908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0.378cm" svg:y="12.434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9.298cm" svg:y="8.808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6.41cm" svg:y="9.64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1.559cm" svg:y="9.909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8.965cm" svg:y="10.435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5.901cm" svg:y="9.566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layer="layout" svg:width="3.682cm" svg:height="2.04cm" svg:x="18.162cm" svg:y="10.667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5.568cm" svg:y="11.193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242cm" svg:height="3.06cm" svg:x="13.768cm" svg:y="13.094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242cm" svg:height="3.06cm" svg:x="17.568cm" svg:y="12.794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242cm" svg:height="3.06cm" svg:x="19.068cm" svg:y="12.294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242cm" svg:height="3.06cm" svg:x="15.568cm" svg:y="13.894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242cm" svg:height="3.06cm" svg:x="12.268cm" svg:y="14.194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242cm" svg:height="3.06cm" svg:x="12.968cm" svg:y="10.994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Как это получаетс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Совсем сложное приложение</text:p>
              </text:list-item>
            </text:list>
          </draw:text-box>
        </draw:frame>
        <draw:custom-shape draw:style-name="gr6" draw:text-style-name="P2" draw:layer="layout" svg:width="3.804cm" svg:height="3.407cm" svg:x="11.905cm" svg:y="7.874cm">
          <text:p text:style-name="P2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3.682cm" svg:height="2.04cm" svg:x="9.402cm" svg:y="10.553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6.808cm" svg:y="11.079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1.663cm" svg:y="11.654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9.069cm" svg:y="12.18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7.989cm" svg:y="8.554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5.101cm" svg:y="9.386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0.25cm" svg:y="9.655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7.656cm" svg:y="10.181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4.592cm" svg:y="9.312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1.998cm" svg:y="9.838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6.853cm" svg:y="10.413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4.259cm" svg:y="10.939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04cm" svg:height="3.407cm" svg:x="11.092cm" svg:y="8.774cm">
          <text:p text:style-name="P2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3.682cm" svg:height="2.04cm" svg:x="8.589cm" svg:y="11.453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5.995cm" svg:y="11.979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0.85cm" svg:y="12.554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8.256cm" svg:y="13.08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7.176cm" svg:y="9.454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4.288cm" svg:y="10.286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9.437cm" svg:y="10.555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6.843cm" svg:y="11.081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3.779cm" svg:y="10.212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1.185cm" svg:y="10.738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6.04cm" svg:y="11.313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3.446cm" svg:y="11.839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04cm" svg:height="3.407cm" svg:x="14.992cm" svg:y="8.774cm">
          <text:p text:style-name="P2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3.682cm" svg:height="2.04cm" svg:x="12.489cm" svg:y="11.453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9.895cm" svg:y="11.979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4.75cm" svg:y="12.554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2.156cm" svg:y="13.08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1.076cm" svg:y="9.454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8.188cm" svg:y="10.286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3.337cm" svg:y="10.555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0.743cm" svg:y="11.081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7.679cm" svg:y="10.212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5.085cm" svg:y="10.738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9.94cm" svg:y="11.313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7.346cm" svg:y="11.839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2.289cm" svg:y="14.353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9.695cm" svg:y="14.879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4.55cm" svg:y="15.454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1.956cm" svg:y="15.98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0.876cm" svg:y="12.354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7.988cm" svg:y="13.186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3.137cm" svg:y="13.455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0.543cm" svg:y="13.981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7.479cm" svg:y="13.112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4.885cm" svg:y="13.638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682cm" svg:height="2.04cm" svg:x="19.74cm" svg:y="14.213cm">
          <text:p text:style-name="P2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3.242cm" svg:height="3.06cm" svg:x="17.146cm" svg:y="14.739cm">
          <text:p text:style-name="P2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Как это получаетс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ытаемся разрулить</text:p>
              </text:list-item>
            </text:list>
          </draw:text-box>
        </draw:frame>
        <draw:custom-shape draw:style-name="gr8" draw:text-style-name="P4" draw:layer="layout" svg:width="1.995cm" svg:height="1.501cm" svg:x="18.239cm" svg:y="13.534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draw:layer="layout" svg:width="1.931cm" svg:height="0.899cm" svg:x="16.926cm" svg:y="14.714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4" draw:layer="layout" svg:width="1.701cm" svg:height="1.348cm" svg:x="15.565cm" svg:y="14.94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931cm" svg:height="0.899cm" svg:x="18.112cm" svg:y="15.199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4" draw:layer="layout" svg:width="1.701cm" svg:height="1.348cm" svg:x="16.751cm" svg:y="15.43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931cm" svg:height="0.898cm" svg:x="16.185cm" svg:y="13.834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4" draw:layer="layout" svg:width="1.701cm" svg:height="1.348cm" svg:x="14.67cm" svg:y="14.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931cm" svg:height="0.898cm" svg:x="17.371cm" svg:y="14.319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1.701cm" svg:height="1.347cm" svg:x="16.01cm" svg:y="14.55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932cm" svg:height="0.898cm" svg:x="19.648cm" svg:y="14.168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4" draw:layer="layout" svg:width="1.701cm" svg:height="1.348cm" svg:x="19.466cm" svg:y="12.74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932cm" svg:height="0.898cm" svg:x="20.834cm" svg:y="14.653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4" draw:layer="layout" svg:width="1.7cm" svg:height="1.348cm" svg:x="19.474cm" svg:y="14.88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701cm" svg:height="1.348cm" svg:x="18.529cm" svg:y="15.72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7cm" svg:height="1.347cm" svg:x="20.523cm" svg:y="15.5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701cm" svg:height="1.348cm" svg:x="21.309cm" svg:y="15.36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7cm" svg:height="1.348cm" svg:x="19.474cm" svg:y="16.07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7cm" svg:height="1.348cm" svg:x="17.743cm" svg:y="16.20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7cm" svg:height="1.348cm" svg:x="18.11cm" svg:y="14.79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995cm" svg:height="1.501cm" svg:x="8.238cm" svg:y="13.535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3" draw:layer="layout" svg:width="1.931cm" svg:height="0.899cm" svg:x="6.925cm" svg:y="14.71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3" draw:layer="layout" svg:width="1.701cm" svg:height="1.348cm" svg:x="5.564cm" svg:y="14.94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931cm" svg:height="0.899cm" svg:x="8.111cm" svg:y="15.2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3" draw:layer="layout" svg:width="1.701cm" svg:height="1.348cm" svg:x="6.75cm" svg:y="15.43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931cm" svg:height="0.898cm" svg:x="6.184cm" svg:y="13.83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3" draw:layer="layout" svg:width="1.701cm" svg:height="1.348cm" svg:x="4.669cm" svg:y="14.20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931cm" svg:height="0.898cm" svg:x="7.37cm" svg:y="14.32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3" draw:layer="layout" svg:width="1.701cm" svg:height="1.347cm" svg:x="6.009cm" svg:y="14.55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932cm" svg:height="0.898cm" svg:x="9.647cm" svg:y="14.169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3" draw:layer="layout" svg:width="1.701cm" svg:height="1.348cm" svg:x="9.465cm" svg:y="12.74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932cm" svg:height="0.898cm" svg:x="10.833cm" svg:y="14.654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1.7cm" svg:height="1.348cm" svg:x="9.473cm" svg:y="14.88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701cm" svg:height="1.348cm" svg:x="8.528cm" svg:y="15.723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7cm" svg:height="1.347cm" svg:x="10.522cm" svg:y="15.59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701cm" svg:height="1.348cm" svg:x="11.308cm" svg:y="15.3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7cm" svg:height="1.348cm" svg:x="9.473cm" svg:y="16.07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7cm" svg:height="1.348cm" svg:x="7.742cm" svg:y="16.20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7cm" svg:height="1.348cm" svg:x="8.109cm" svg:y="14.79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995cm" svg:height="1.501cm" svg:x="18.238cm" svg:y="7.535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5" draw:layer="layout" svg:width="1.931cm" svg:height="0.899cm" svg:x="16.925cm" svg:y="8.71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3" draw:layer="layout" svg:width="1.701cm" svg:height="1.348cm" svg:x="15.564cm" svg:y="8.94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1.931cm" svg:height="0.899cm" svg:x="18.111cm" svg:y="9.2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5" draw:layer="layout" svg:width="1.701cm" svg:height="1.348cm" svg:x="16.75cm" svg:y="9.43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1.931cm" svg:height="0.898cm" svg:x="16.184cm" svg:y="7.83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5" draw:layer="layout" svg:width="1.701cm" svg:height="1.348cm" svg:x="14.669cm" svg:y="8.20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1.931cm" svg:height="0.898cm" svg:x="17.37cm" svg:y="8.32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5" draw:layer="layout" svg:width="1.701cm" svg:height="1.347cm" svg:x="16.009cm" svg:y="8.55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1.932cm" svg:height="0.898cm" svg:x="19.647cm" svg:y="8.169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5" draw:layer="layout" svg:width="1.701cm" svg:height="1.348cm" svg:x="19.465cm" svg:y="6.74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1.932cm" svg:height="0.898cm" svg:x="20.833cm" svg:y="8.654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5" draw:layer="layout" svg:width="1.7cm" svg:height="1.348cm" svg:x="19.473cm" svg:y="8.88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701cm" svg:height="1.348cm" svg:x="18.528cm" svg:y="9.723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.7cm" svg:height="1.347cm" svg:x="20.522cm" svg:y="9.59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701cm" svg:height="1.348cm" svg:x="21.308cm" svg:y="9.3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7cm" svg:height="1.348cm" svg:x="19.473cm" svg:y="10.07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7cm" svg:height="1.348cm" svg:x="17.742cm" svg:y="10.20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7cm" svg:height="1.348cm" svg:x="18.109cm" svg:y="8.79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1.995cm" svg:height="1.501cm" svg:x="7.238cm" svg:y="8.535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6" draw:layer="layout" svg:width="1.931cm" svg:height="0.899cm" svg:x="5.925cm" svg:y="9.71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701cm" svg:height="1.348cm" svg:x="4.564cm" svg:y="9.94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931cm" svg:height="0.899cm" svg:x="7.111cm" svg:y="10.2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701cm" svg:height="1.348cm" svg:x="5.75cm" svg:y="10.43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931cm" svg:height="0.898cm" svg:x="5.184cm" svg:y="8.83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701cm" svg:height="1.348cm" svg:x="3.669cm" svg:y="9.20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931cm" svg:height="0.898cm" svg:x="6.37cm" svg:y="9.32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6" draw:layer="layout" svg:width="1.701cm" svg:height="1.347cm" svg:x="5.009cm" svg:y="9.55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1.932cm" svg:height="0.898cm" svg:x="8.647cm" svg:y="9.169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701cm" svg:height="1.348cm" svg:x="8.465cm" svg:y="7.74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1.932cm" svg:height="0.898cm" svg:x="9.833cm" svg:y="9.654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7cm" svg:height="1.348cm" svg:x="8.473cm" svg:y="9.88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1.701cm" svg:height="1.348cm" svg:x="7.528cm" svg:y="10.723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1.7cm" svg:height="1.347cm" svg:x="9.522cm" svg:y="10.59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1.701cm" svg:height="1.348cm" svg:x="10.308cm" svg:y="10.3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1.7cm" svg:height="1.348cm" svg:x="8.473cm" svg:y="11.07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1.7cm" svg:height="1.348cm" svg:x="6.742cm" svg:y="11.20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1.7cm" svg:height="1.348cm" svg:x="7.109cm" svg:y="9.79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3.133cm" svg:height="4.711cm" svg:x="12.553cm" svg:y="9.698cm">
          <text:p text:style-name="P3">БД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5" draw:layer="layout" svg:width="1.995cm" svg:height="1.501cm" svg:x="18.237cm" svg:y="7.536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5" draw:layer="layout" svg:width="1.931cm" svg:height="0.899cm" svg:x="16.924cm" svg:y="8.716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3" draw:layer="layout" svg:width="1.701cm" svg:height="1.348cm" svg:x="15.563cm" svg:y="8.94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1.931cm" svg:height="0.899cm" svg:x="18.11cm" svg:y="9.201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5" draw:layer="layout" svg:width="1.701cm" svg:height="1.348cm" svg:x="16.749cm" svg:y="9.433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1.931cm" svg:height="0.898cm" svg:x="16.183cm" svg:y="7.836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5" draw:layer="layout" svg:width="1.931cm" svg:height="0.898cm" svg:x="17.369cm" svg:y="8.321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5" draw:layer="layout" svg:width="1.701cm" svg:height="1.347cm" svg:x="16.008cm" svg:y="8.553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1.932cm" svg:height="0.898cm" svg:x="19.646cm" svg:y="8.17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5" draw:layer="layout" svg:width="1.701cm" svg:height="1.348cm" svg:x="19.464cm" svg:y="6.74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1.932cm" svg:height="0.898cm" svg:x="20.832cm" svg:y="8.65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5" draw:layer="layout" svg:width="1.7cm" svg:height="1.348cm" svg:x="19.472cm" svg:y="8.88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701cm" svg:height="1.348cm" svg:x="18.527cm" svg:y="9.72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.7cm" svg:height="1.347cm" svg:x="20.521cm" svg:y="9.59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701cm" svg:height="1.348cm" svg:x="21.307cm" svg:y="9.37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7cm" svg:height="1.348cm" svg:x="19.472cm" svg:y="10.07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7cm" svg:height="1.348cm" svg:x="17.741cm" svg:y="10.20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7cm" svg:height="1.348cm" svg:x="18.108cm" svg:y="8.79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8" draw:layer="layout" svg:x1="10.233cm" svg:y1="15.036cm" svg:x2="13.908cm" svg:y2="12.746cm">
          <text:p/>
        </draw:line>
        <draw:line draw:style-name="gr38" draw:text-style-name="P9" draw:layer="layout" svg:x1="10.579cm" svg:y1="10.067cm" svg:x2="13.146cm" svg:y2="12.492cm">
          <text:p/>
        </draw:line>
        <draw:line draw:style-name="gr37" draw:text-style-name="P8" draw:layer="layout" svg:x1="7.109cm" svg:y1="9.733cm" svg:x2="7.71cm" svg:y2="15.218cm">
          <text:p/>
        </draw:line>
        <draw:line draw:style-name="gr37" draw:text-style-name="P8" draw:layer="layout" svg:x1="7.812cm" svg:y1="9.32cm" svg:x2="17.369cm" svg:y2="8.32cm">
          <text:p/>
        </draw:line>
        <draw:line draw:style-name="gr37" draw:text-style-name="P8" draw:layer="layout" svg:x1="20.232cm" svg:y1="8.682cm" svg:x2="19.302cm" svg:y2="14.797cm">
          <text:p/>
        </draw:line>
        <draw:line draw:style-name="gr37" draw:text-style-name="P8" draw:layer="layout" svg:x1="15.178cm" svg:y1="11.984cm" svg:x2="17.371cm" svg:y2="14.319cm">
          <text:p/>
        </draw:line>
        <draw:line draw:style-name="gr37" draw:text-style-name="P8" draw:layer="layout" svg:x1="13.908cm" svg:y1="11.476cm" svg:x2="18.734cm" svg:y2="10.207cm">
          <text:p/>
        </draw:line>
        <draw:line draw:style-name="gr37" draw:text-style-name="P8" draw:layer="layout" svg:x1="8.647cm" svg:y1="9.798cm" svg:x2="18.11cm" svg:y2="14.714cm">
          <text:p/>
        </draw:line>
        <draw:line draw:style-name="gr37" draw:text-style-name="P8" draw:layer="layout" svg:x1="11.938cm" svg:y1="16.002cm" svg:x2="17.37cm" svg:y2="8.947cm">
          <text:p/>
        </draw:line>
        <draw:line draw:style-name="gr37" draw:text-style-name="P8" draw:layer="layout" svg:x1="10.233cm" svg:y1="14.095cm" svg:x2="18.452cm" svg:y2="15.431cm">
          <text:p/>
        </draw:line>
        <draw:line draw:style-name="gr37" draw:text-style-name="P8" draw:layer="layout" svg:x1="8.636cm" svg:y1="16.207cm" svg:x2="20.828cm" svg:y2="15.59cm">
          <text:p/>
        </draw:line>
        <draw:line draw:style-name="gr37" draw:text-style-name="P8" draw:layer="layout" svg:x1="16.924cm" svg:y1="9.32cm" svg:x2="18.452cm" svg:y2="14.714cm">
          <text:p/>
        </draw:line>
        <draw:line draw:style-name="gr37" draw:text-style-name="P8" draw:layer="layout" svg:x1="19.05cm" svg:y1="9.723cm" svg:x2="8.647cm" svg:y2="14.32cm">
          <text:p/>
        </draw:line>
        <draw:line draw:style-name="gr37" draw:text-style-name="P8" draw:layer="layout" svg:x1="8.473cm" svg:y1="10.723cm" svg:x2="8.647cm" svg:y2="14.3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Как это получаетс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ытаемся разрулить то, что получилось</text:p>
              </text:list-item>
            </text:list>
          </draw:text-box>
        </draw:frame>
        <draw:custom-shape draw:style-name="gr39" draw:text-style-name="P4" draw:layer="layout" svg:width="1.806cm" svg:height="1.415cm" svg:x="16.856cm" svg:y="13.146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4" draw:layer="layout" svg:width="1.747cm" svg:height="0.848cm" svg:x="15.668cm" svg:y="14.258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4" draw:layer="layout" svg:width="1.539cm" svg:height="1.271cm" svg:x="14.436cm" svg:y="14.47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1.748cm" svg:height="0.847cm" svg:x="16.741cm" svg:y="14.716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4" draw:layer="layout" svg:width="1.54cm" svg:height="1.271cm" svg:x="15.509cm" svg:y="14.93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1.748cm" svg:height="0.846cm" svg:x="14.997cm" svg:y="13.429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4" draw:layer="layout" svg:width="1.539cm" svg:height="1.271cm" svg:x="13.626cm" svg:y="13.77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1.748cm" svg:height="0.847cm" svg:x="16.07cm" svg:y="13.886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4" draw:layer="layout" svg:width="1.54cm" svg:height="1.27cm" svg:x="14.838cm" svg:y="14.10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1.749cm" svg:height="0.846cm" svg:x="18.131cm" svg:y="13.744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4" draw:layer="layout" svg:width="1.54cm" svg:height="1.271cm" svg:x="17.966cm" svg:y="12.403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1.748cm" svg:height="0.847cm" svg:x="19.205cm" svg:y="14.201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4" draw:layer="layout" svg:width="1.538cm" svg:height="1.271cm" svg:x="17.974cm" svg:y="14.41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1.54cm" svg:height="1.271cm" svg:x="17.118cm" svg:y="15.20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" draw:layer="layout" svg:width="1.539cm" svg:height="1.27cm" svg:x="18.923cm" svg:y="15.08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1.54cm" svg:height="1.271cm" svg:x="19.634cm" svg:y="14.87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1.538cm" svg:height="1.271cm" svg:x="17.974cm" svg:y="15.54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1.539cm" svg:height="1.271cm" svg:x="16.407cm" svg:y="15.66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1.539cm" svg:height="1.271cm" svg:x="16.739cm" svg:y="14.33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1.806cm" svg:height="1.415cm" svg:x="7.804cm" svg:y="13.147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9" draw:text-style-name="P3" draw:layer="layout" svg:width="1.748cm" svg:height="0.848cm" svg:x="6.616cm" svg:y="14.259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3" draw:layer="layout" svg:width="1.54cm" svg:height="1.271cm" svg:x="5.384cm" svg:y="14.47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1.748cm" svg:height="0.847cm" svg:x="7.689cm" svg:y="14.717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3" draw:layer="layout" svg:width="1.539cm" svg:height="1.271cm" svg:x="6.458cm" svg:y="14.93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1.748cm" svg:height="0.846cm" svg:x="5.945cm" svg:y="13.43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3" draw:layer="layout" svg:width="1.54cm" svg:height="1.271cm" svg:x="4.574cm" svg:y="13.77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" draw:layer="layout" svg:width="1.747cm" svg:height="0.847cm" svg:x="7.019cm" svg:y="13.887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3" draw:layer="layout" svg:width="1.539cm" svg:height="1.27cm" svg:x="5.787cm" svg:y="14.10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1.748cm" svg:height="0.846cm" svg:x="9.08cm" svg:y="13.74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3" draw:layer="layout" svg:width="1.539cm" svg:height="1.271cm" svg:x="8.915cm" svg:y="12.40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draw:layer="layout" svg:width="1.749cm" svg:height="0.847cm" svg:x="10.153cm" svg:y="14.202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3" draw:layer="layout" svg:width="1.539cm" svg:height="1.271cm" svg:x="8.922cm" svg:y="14.4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39cm" svg:height="1.271cm" svg:x="8.067cm" svg:y="15.2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1.539cm" svg:height="1.27cm" svg:x="9.871cm" svg:y="15.08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39cm" svg:height="1.271cm" svg:x="10.583cm" svg:y="14.87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39cm" svg:height="1.271cm" svg:x="8.922cm" svg:y="15.54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39cm" svg:height="1.271cm" svg:x="7.355cm" svg:y="15.66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1.538cm" svg:height="1.271cm" svg:x="7.688cm" svg:y="14.33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" draw:layer="layout" svg:width="1.806cm" svg:height="1.415cm" svg:x="16.855cm" svg:y="7.49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5" draw:layer="layout" svg:width="1.747cm" svg:height="0.848cm" svg:x="15.667cm" svg:y="8.602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3" draw:layer="layout" svg:width="1.539cm" svg:height="1.271cm" svg:x="14.435cm" svg:y="8.82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" draw:layer="layout" svg:width="1.748cm" svg:height="0.847cm" svg:x="16.74cm" svg:y="9.06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5" draw:layer="layout" svg:width="1.54cm" svg:height="1.271cm" svg:x="15.508cm" svg:y="9.27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" draw:layer="layout" svg:width="1.748cm" svg:height="0.846cm" svg:x="14.996cm" svg:y="7.773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5" draw:layer="layout" svg:width="1.539cm" svg:height="1.271cm" svg:x="13.625cm" svg:y="8.11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" draw:layer="layout" svg:width="1.748cm" svg:height="0.847cm" svg:x="16.069cm" svg:y="8.23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2" draw:text-style-name="P5" draw:layer="layout" svg:width="1.539cm" svg:height="1.27cm" svg:x="14.838cm" svg:y="8.44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" draw:layer="layout" svg:width="1.749cm" svg:height="0.846cm" svg:x="18.13cm" svg:y="8.088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5" draw:layer="layout" svg:width="1.539cm" svg:height="1.271cm" svg:x="17.966cm" svg:y="6.747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" draw:layer="layout" svg:width="1.748cm" svg:height="0.847cm" svg:x="19.204cm" svg:y="8.54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5" draw:layer="layout" svg:width="1.538cm" svg:height="1.271cm" svg:x="17.973cm" svg:y="8.763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" draw:layer="layout" svg:width="1.54cm" svg:height="1.271cm" svg:x="17.117cm" svg:y="9.553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" draw:layer="layout" svg:width="1.539cm" svg:height="1.27cm" svg:x="18.922cm" svg:y="9.42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1.539cm" svg:height="1.271cm" svg:x="19.634cm" svg:y="9.2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" draw:layer="layout" svg:width="1.538cm" svg:height="1.271cm" svg:x="17.973cm" svg:y="9.88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1.539cm" svg:height="1.271cm" svg:x="16.406cm" svg:y="10.00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1.539cm" svg:height="1.271cm" svg:x="16.738cm" svg:y="8.68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1.806cm" svg:height="1.415cm" svg:x="6.899cm" svg:y="8.433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6" draw:text-style-name="P6" draw:layer="layout" svg:width="1.748cm" svg:height="0.848cm" svg:x="5.711cm" svg:y="9.54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7" draw:text-style-name="P6" draw:layer="layout" svg:width="1.54cm" svg:height="1.271cm" svg:x="4.479cm" svg:y="9.76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1.748cm" svg:height="0.847cm" svg:x="6.784cm" svg:y="10.003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7" draw:text-style-name="P6" draw:layer="layout" svg:width="1.54cm" svg:height="1.271cm" svg:x="5.552cm" svg:y="10.22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1.748cm" svg:height="0.846cm" svg:x="5.04cm" svg:y="8.716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7" draw:text-style-name="P6" draw:layer="layout" svg:width="1.54cm" svg:height="1.271cm" svg:x="3.669cm" svg:y="9.06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1.747cm" svg:height="0.847cm" svg:x="6.114cm" svg:y="9.173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6" draw:layer="layout" svg:width="1.539cm" svg:height="1.27cm" svg:x="4.882cm" svg:y="9.39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6" draw:layer="layout" svg:width="1.749cm" svg:height="0.846cm" svg:x="8.174cm" svg:y="9.031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6" draw:layer="layout" svg:width="1.539cm" svg:height="1.271cm" svg:x="8.01cm" svg:y="7.6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1.748cm" svg:height="0.846cm" svg:x="9.248cm" svg:y="9.488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6" draw:layer="layout" svg:width="1.539cm" svg:height="1.27cm" svg:x="8.017cm" svg:y="9.70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" draw:layer="layout" svg:width="1.539cm" svg:height="1.271cm" svg:x="7.162cm" svg:y="10.49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6" draw:layer="layout" svg:width="1.539cm" svg:height="1.27cm" svg:x="8.966cm" svg:y="10.37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" draw:layer="layout" svg:width="1.539cm" svg:height="1.271cm" svg:x="9.678cm" svg:y="10.163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6" draw:layer="layout" svg:width="1.539cm" svg:height="1.27cm" svg:x="8.017cm" svg:y="10.82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" draw:layer="layout" svg:width="1.539cm" svg:height="1.271cm" svg:x="6.45cm" svg:y="10.95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6" draw:layer="layout" svg:width="1.539cm" svg:height="1.27cm" svg:x="6.782cm" svg:y="9.62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2.835cm" svg:height="4.442cm" svg:x="11.71cm" svg:y="9.529cm">
          <text:p text:style-name="P3">БД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7" draw:text-style-name="P5" draw:layer="layout" svg:width="1.806cm" svg:height="1.415cm" svg:x="16.854cm" svg:y="7.491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5" draw:layer="layout" svg:width="1.747cm" svg:height="0.848cm" svg:x="15.666cm" svg:y="8.603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3" draw:layer="layout" svg:width="1.539cm" svg:height="1.271cm" svg:x="14.434cm" svg:y="8.82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" draw:layer="layout" svg:width="1.748cm" svg:height="0.847cm" svg:x="16.739cm" svg:y="9.061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5" draw:layer="layout" svg:width="1.54cm" svg:height="1.271cm" svg:x="15.507cm" svg:y="9.27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" draw:layer="layout" svg:width="1.748cm" svg:height="0.846cm" svg:x="14.995cm" svg:y="7.774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5" draw:layer="layout" svg:width="1.748cm" svg:height="0.847cm" svg:x="16.068cm" svg:y="8.231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2" draw:text-style-name="P5" draw:layer="layout" svg:width="1.539cm" svg:height="1.27cm" svg:x="14.837cm" svg:y="8.4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" draw:layer="layout" svg:width="1.749cm" svg:height="0.846cm" svg:x="18.129cm" svg:y="8.089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5" draw:layer="layout" svg:width="1.539cm" svg:height="1.271cm" svg:x="17.965cm" svg:y="6.74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" draw:layer="layout" svg:width="1.748cm" svg:height="0.847cm" svg:x="19.203cm" svg:y="8.546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5" draw:layer="layout" svg:width="1.538cm" svg:height="1.271cm" svg:x="17.972cm" svg:y="8.76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1.539cm" svg:height="1.271cm" svg:x="17.117cm" svg:y="9.554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" draw:layer="layout" svg:width="1.539cm" svg:height="1.27cm" svg:x="18.921cm" svg:y="9.429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1.539cm" svg:height="1.271cm" svg:x="19.633cm" svg:y="9.22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" draw:layer="layout" svg:width="1.538cm" svg:height="1.271cm" svg:x="17.972cm" svg:y="9.886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1.539cm" svg:height="1.271cm" svg:x="16.405cm" svg:y="10.0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1.539cm" svg:height="1.271cm" svg:x="16.737cm" svg:y="8.68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8" draw:layer="layout" svg:x1="9.61cm" svg:y1="14.562cm" svg:x2="12.936cm" svg:y2="12.403cm">
          <text:p/>
        </draw:line>
        <draw:line draw:style-name="gr38" draw:text-style-name="P9" draw:layer="layout" svg:x1="9.923cm" svg:y1="9.877cm" svg:x2="12.246cm" svg:y2="12.163cm">
          <text:p/>
        </draw:line>
        <draw:line draw:style-name="gr37" draw:text-style-name="P8" draw:layer="layout" svg:x1="14.085cm" svg:y1="11.685cm" svg:x2="16.07cm" svg:y2="13.886cm">
          <text:p/>
        </draw:line>
        <draw:line draw:style-name="gr37" draw:text-style-name="P8" draw:layer="layout" svg:x1="12.936cm" svg:y1="11.205cm" svg:x2="17.304cm" svg:y2="10.009cm">
          <text:p/>
        </draw:line>
        <draw:line draw:style-name="gr37" draw:text-style-name="P8" draw:layer="layout" svg:x1="8.174cm" svg:y1="9.624cm" svg:x2="16.739cm" svg:y2="14.259cm">
          <text:p/>
        </draw:line>
        <draw:line draw:style-name="gr37" draw:text-style-name="P8" draw:layer="layout" svg:x1="11.153cm" svg:y1="15.473cm" svg:x2="16.069cm" svg:y2="8.821cm">
          <text:p/>
        </draw:line>
        <draw:line draw:style-name="gr37" draw:text-style-name="P8" draw:layer="layout" svg:x1="17.589cm" svg:y1="9.553cm" svg:x2="8.174cm" svg:y2="13.887cm">
          <text:p/>
        </draw:line>
        <draw:custom-shape draw:style-name="gr74" draw:text-style-name="P2" draw:layer="layout" svg:width="8.128cm" svg:height="2.794cm" svg:x="10.16cm" svg:y="17.526cm">
          <text:p text:style-name="P2">кэш</text:p>
          <draw:enhanced-geometry svg:viewBox="0 0 21600 21600" draw:type="rectangle" draw:enhanced-path="M 0 0 L 21600 0 21600 21600 0 21600 0 0 Z N"/>
        </draw:custom-shape>
        <draw:line draw:style-name="gr37" draw:text-style-name="P8" draw:layer="layout" svg:x1="7.459cm" svg:y1="10.02cm" svg:x2="12.954cm" svg:y2="18.542cm">
          <text:p/>
        </draw:line>
        <draw:line draw:style-name="gr37" draw:text-style-name="P8" draw:layer="layout" svg:x1="8.766cm" svg:y1="14.734cm" svg:x2="12.192cm" svg:y2="18.796cm">
          <text:p/>
        </draw:line>
        <draw:line draw:style-name="gr37" draw:text-style-name="P8" draw:layer="layout" svg:x1="18.922cm" svg:y1="9.429cm" svg:x2="14.732cm" svg:y2="18.796cm">
          <text:p/>
        </draw:line>
        <draw:line draw:style-name="gr37" draw:text-style-name="P8" draw:layer="layout" svg:x1="18.922cm" svg:y1="15.541cm" svg:x2="16.51cm" svg:y2="19.05cm">
          <text:p/>
        </draw:line>
        <draw:line draw:style-name="gr37" draw:text-style-name="P8" draw:layer="layout" svg:x1="15.494cm" svg:y1="14.732cm" svg:x2="14.478cm" svg:y2="18.542cm">
          <text:p/>
        </draw:line>
        <draw:line draw:style-name="gr37" draw:text-style-name="P8" draw:layer="layout" svg:x1="16.74cm" svg:y1="9.279cm" svg:x2="15.24cm" svg:y2="18.796cm">
          <text:p/>
        </draw:line>
        <draw:line draw:style-name="gr37" draw:text-style-name="P8" draw:layer="layout" svg:x1="5.711cm" svg:y1="10.662cm" svg:x2="13.208cm" svg:y2="18.034cm">
          <text:p/>
        </draw:line>
        <draw:line draw:style-name="gr37" draw:text-style-name="P8" draw:layer="layout" svg:x1="6.616cm" svg:y1="14.935cm" svg:x2="11.938cm" svg:y2="19.558cm">
          <text:p/>
        </draw:line>
        <draw:line draw:style-name="gr37" draw:text-style-name="P8" draw:layer="layout" svg:x1="13.208cm" svg:y1="18.034cm" svg:x2="20.828cm" svg:y2="9.90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Как это получаетс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ростое приложение</text:p>
              </text:list-item>
            </text:list>
          </draw:text-box>
        </draw:frame>
        <draw:custom-shape draw:style-name="gr3" draw:text-style-name="P3" draw:layer="layout" svg:width="5.59cm" svg:height="5.334cm" svg:x="17.527cm" svg:y="4.98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4.318cm" svg:x="15.495cm" svg:y="7.366cm">
          <text:p text:style-name="P3">модель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6.35cm" svg:height="3.556cm" svg:x="11.178cm" svg:y="10.315cm">
          <text:p text:style-name="P3">контроллер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5.59cm" svg:height="5.334cm" svg:x="6.505cm" svg:y="11.331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59cm" svg:height="5.334cm" svg:x="8.306cm" svg:y="12.532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59cm" svg:height="5.334cm" svg:x="12.701cm" svg:y="12.955cm">
          <text:p text:style-name="P3">пред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1T22:33:50.468074591</meta:creation-date>
    <dc:date>2021-10-22T00:15:35.759103638</dc:date>
    <meta:editing-duration>PT45M5S</meta:editing-duration>
    <meta:editing-cycles>1</meta:editing-cycles>
    <meta:document-statistic meta:object-count="361"/>
    <meta:generator>LibreOffice/5.1.6.2$Linux_X86_64 LibreOffice_project/10m0$Build-2</meta:generator>
  </office:meta>
</office:document-meta>
</file>